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2.6669in" svg:height="1.8232in" svg:x="0.5146in" svg:y="0.4953in"><text:p text:style-name="P1">&lt;&lt;image[customer.Photo]&gt;&gt;</text:p></draw:rect>Name: &lt;&lt;[customer.CustomerName]&gt;&gt;</text:p>
      <text:p text:style-name="Standard">Contact Number: &lt;&lt;[customer.CustomerContactNumber]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ir tahir</meta:initial-creator>
    <meta:creation-date>2015-12-15T16:26:20.05</meta:creation-date>
    <dc:date>2015-12-15T16:37:01.82</dc:date>
    <dc:creator>atir tahir</dc:creator>
    <meta:editing-duration>PT10M4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" meta:word-count="5" meta:character-count="85"/>
  </office:meta>
</office:document-meta>
</file>